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200000182B0D8192D6FA4621F.png" manifest:media-type="image/png"/>
  <manifest:file-entry manifest:full-path="Pictures/100002010000039B0000019A7A8306BF562F8CDF.png" manifest:media-type="image/png"/>
  <manifest:file-entry manifest:full-path="Pictures/10000201000003640000019A932242FE3F8C4E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49754" officeooo:paragraph-rsid="00049754"/>
    </style:style>
    <style:style style:name="P2" style:family="paragraph" style:parent-style-name="Standard">
      <style:text-properties fo:font-size="22pt" fo:language="es" fo:country="ES" fo:font-weight="bold" officeooo:rsid="00049754" officeooo:paragraph-rsid="00049754" style:font-size-asian="22pt" style:font-weight-asian="bold" style:font-size-complex="2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uebas</text:p>
      <text:p text:style-name="P1"/>
      <text:p text:style-name="P1">Brave</text:p>
      <text:p text:style-name="P1"><draw:frame draw:style-name="fr1" draw:name="Imagen3" text:anchor-type="char" svg:x="0cm" svg:y="0.159cm" svg:width="12.986cm" svg:height="5.768cm" draw:z-index="2"><draw:image xlink:href="Pictures/100002010000039B0000019A7A8306BF562F8CDF.png" xlink:type="simple" xlink:show="embed" xlink:actuate="onLoad" draw:mime-type="image/png"/></draw:frame></text:p>
      <text:p text:style-name="P1">Edge</text:p>
      <text:p text:style-name="P1"><draw:frame draw:style-name="fr1" draw:name="Imagen1" text:anchor-type="char" svg:x="0.005cm" svg:y="0.132cm" svg:width="12.97cm" svg:height="6.126cm" draw:z-index="0"><draw:image xlink:href="Pictures/10000201000003640000019A932242FE3F8C4E68.png" xlink:type="simple" xlink:show="embed" xlink:actuate="onLoad" draw:mime-type="image/png"/></draw:frame></text:p>
      <text:p text:style-name="P1">Chrome</text:p>
      <text:p text:style-name="P1"><draw:frame draw:style-name="fr1" draw:name="Imagen2" text:anchor-type="char" svg:x="0.049cm" svg:y="0.238cm" svg:width="12.933cm" svg:height="5.56cm" draw:z-index="1"><draw:image xlink:href="Pictures/100002010000038200000182B0D8192D6FA4621F.png" xlink:type="simple" xlink:show="embed" xlink:actuate="onLoad" draw:mime-type="image/png"/></draw:frame></text:p>
      <text:p text:style-name="P1">Solo cambia la interfaz de los prom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12-10T23:32:01.798000000</dc:date>
    <meta:editing-duration>PT9M10S</meta:editing-duration>
    <meta:editing-cycles>4</meta:editing-cycles>
    <meta:document-statistic meta:table-count="0" meta:image-count="3" meta:object-count="0" meta:page-count="1" meta:paragraph-count="5" meta:word-count="11" meta:character-count="58" meta:non-whitespace-character-count="52"/>
  </office:meta>
</office:document-meta>
</file>